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455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35cm"/>
    </style:style>
    <style:style style:name="Table2.E" style:family="table-column">
      <style:table-column-properties style:column-width="1.746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59cm" fo:margin-left="-1.18cm" table:align="left"/>
    </style:style>
    <style:style style:name="Table3.A" style:family="table-column">
      <style:table-column-properties style:column-width="3.942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end" style:justify-single-word="false"/>
      <style:text-properties style:font-name="Courier 10 Pitch" fo:font-size="10pt" style:font-size-asian="10pt" style:font-size-complex="10pt"/>
    </style:style>
    <style:style style:name="P5"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6"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0" style:family="paragraph" style:parent-style-name="Table_20_Contents">
      <style:text-properties fo:color="#000000" style:font-name="Liberation Serif" fo:font-size="10pt" style:font-size-asian="10pt" style:font-size-complex="10pt"/>
    </style:style>
    <style:style style:name="P11" style:family="paragraph" style:parent-style-name="Table_20_Contents">
      <style:text-properties fo:color="#000000" style:font-name="Times New Romance" fo:font-size="10pt" style:font-size-asian="10pt" style:font-size-complex="10pt"/>
    </style:style>
    <style:style style:name="P12"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13" style:family="paragraph" style:parent-style-name="Standard">
      <style:text-properties style:font-name="Courier 10 Pitch"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Courier 10 Pitch" fo:font-size="10pt" style:font-size-asian="10pt" style:font-size-complex="10pt"/>
    </style:style>
    <style:style style:name="P16" style:family="paragraph" style:parent-style-name="Standard">
      <style:paragraph-properties fo:text-align="end" style:justify-single-word="false"/>
      <style:text-properties style:font-name="Courier 10 Pitch" fo:font-size="10pt" style:font-size-asian="10pt" style:font-size-complex="10pt"/>
    </style:style>
    <style:style style:name="P17" style:family="paragraph" style:parent-style-name="Standard">
      <style:text-properties style:font-name="Courier 10 Pitch" fo:font-size="8pt" style:font-size-asian="8pt" style:font-size-complex="8pt"/>
    </style:style>
    <style:style style:name="P18" style:family="paragraph" style:parent-style-name="Standard">
      <style:text-properties fo:color="#000000" style:font-name="Liberation Serif" fo:font-size="10pt" style:font-size-asian="10pt" style:font-size-complex="10pt"/>
    </style:style>
    <style:style style:name="P19" style:family="paragraph" style:parent-style-name="Footer">
      <style:text-properties fo:font-size="10pt" style:font-size-asian="10pt" style:font-size-complex="10pt"/>
    </style:style>
    <style:style style:name="P20"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21" style:family="paragraph" style:parent-style-name="Standard" style:list-style-name="L1">
      <style:paragraph-properties fo:margin-top="0.101cm" fo:margin-bottom="0cm"/>
      <style:text-properties style:font-name="Courier 10 Pitch" fo:font-size="9pt" style:font-size-asian="9pt" style:font-size-complex="9pt"/>
    </style:style>
    <style:style style:name="P22" style:family="paragraph" style:parent-style-name="Preformatted_20_Text" style:list-style-name="L1">
      <style:paragraph-properties fo:margin-top="0.101cm" fo:margin-bottom="0cm"/>
      <style:text-properties style:font-name="Courier 10 Pitch" fo:font-size="9pt" style:font-size-asian="9pt" style:font-size-complex="9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style:font-name="Courier 10 Pitch"/>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2"/>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G1" office:value-type="string">
            <text:p text:style-name="P2">Value</text:p>
          </table:table-cell>
        </table:table-row>
        <table:table-row table:style-name="Table2.2">
          <table:table-cell table:style-name="Table2.A2" table:number-columns-spanned="7" office:value-type="string">
            <text:p text:style-name="P3"><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7"><text:placeholder text:placeholder-type="text">&lt;o.order_line.index(line)+1&gt;</text:placeholder></text:p>
          </table:table-cell>
          <table:table-cell table:style-name="Table2.B3" office:value-type="string">
            <text:p text:style-name="P7"><text:placeholder text:placeholder-type="text">&lt;line.product_id.default_code or ''&gt;</text:placeholder></text:p>
          </table:table-cell>
          <table:table-cell table:style-name="Table2.B3" office:value-type="string">
            <text:p text:style-name="P7"><text:placeholder text:placeholder-type="text">&lt;line.product_id.name_template or ''&gt;</text:placeholder> <text:s text:c="25"/></text:p>
            <text:p text:style-name="P7"><text:placeholder text:placeholder-type="text">&lt;get_item_txt(line.po_indent_no.id)&gt;</text:placeholder></text:p>
            <text:p text:style-name="P7"><text:s text:c="13"/></text:p>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G3" office:value-type="string">
            <text:p text:style-name="P4"><text:placeholder text:placeholder-type="text">&lt;line.line_net&gt;</text:placeholder></text:p>
          </table:table-cell>
        </table:table-row>
        <table:table-row table:style-name="Table2.4">
          <table:table-cell table:style-name="Table2.A2" table:number-columns-spanned="7" office:value-type="string">
            <text:p text:style-name="P8"><text:span text:style-name="T5"><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P16"/>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6"><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6"><text:placeholder text:placeholder-type="text">&lt;o.excise_duty&gt;</text:placeholder>0</text:p>
          </table:table-cell>
        </table:table-row>
        <table:table-row table:style-name="Table6.3">
          <table:table-cell table:style-name="Table6.A1" office:value-type="string">
            <text:p text:style-name="P5">TAX</text:p>
          </table:table-cell>
          <table:table-cell table:style-name="Table6.A1" office:value-type="string">
            <text:p text:style-name="P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5">FREIGHT</text:p>
          </table:table-cell>
          <table:table-cell table:style-name="Table6.A1" office:value-type="string">
            <text:p text:style-name="P6"><text:placeholder text:placeholder-type="text">&lt;o.fright&gt;</text:placeholder>0</text:p>
          </table:table-cell>
        </table:table-row>
      </table:table>
      <text:p text:style-name="P16"><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11"><text:placeholder text:placeholder-type="text">&lt;amount_to_text(o.amount_total and o.amount_total or '')&gt;</text:placeholder></text:p>
          </table:table-cell>
          <table:covered-table-cell/>
          <table:table-cell table:style-name="Table3.D1" table:number-columns-spanned="2" office:value-type="string">
            <text:p text:style-name="P4">Total <text:s text:c="8"/><text:span text:style-name="T3"><text:placeholder text:placeholder-type="text">&lt;o.amount_total&gt;</text:placeholder></text:span><text:span text:style-name="T3">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3"><text:placeholder text:placeholder-type="text">&lt;o.freight_term&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3"><text:placeholder text:placeholder-type="text">&lt;o.deli_sche&gt;</text:placeholder></text:p>
          </table:table-cell>
        </table:table-row>
        <table:table-row>
          <table:table-cell table:style-name="Table3.A2" table:number-columns-spanned="2" office:value-type="string">
            <text:p text:style-name="P2">Payme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text:placeholder text:placeholder-type="text">&lt;o.notes&gt;</text:placeholder></text:p>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2">“THIS IS SYSTEM GENERATED PURCHASE ORDER NO SIGNATURE IS NEEDED”</text:p>
          </table:table-cell>
          <table:covered-table-cell/>
        </table:table-row>
      </table:table>
      <text:p text:style-name="P13"/>
      <text:p text:style-name="P20">TERMS AND CONDITIONS FOR PURCHASE</text:p>
      <text:p text:style-name="P13"/>
      <text:list xml:id="list752988516" text:style-name="L1">
        <text:list-item>
          <text:p text:style-name="P21">The confirmation of the order shall constitute the contract and shall be given in writing within 10 days on issue of this order falting which confirmation will be deemed to have been given.</text:p>
        </text:list-item>
        <text:list-item>
          <text:p text:style-name="P21">The buyer shall not responsible for payment of any goods unless an official order and proof of delivery covering the same are produced satisfactory by the supplier.</text:p>
        </text:list-item>
        <text:list-item>
          <text:p text:style-name="P21">The buyer will not permit any variation in priced or addition of extra charges during the subsistence of this order unless agreed otherwise in writing.</text:p>
        </text:list-item>
        <text:list-item>
          <text:p text:style-name="P21">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21">The buyer assumes no obligations relation to any goods delivered in excess of those specifically ordered.</text:p>
        </text:list-item>
        <text:list-item>
          <text:p text:style-name="P21">The buyer reserved exclusive right to recover loss damages caused to the goods due to in boxing carriage or any other reason.</text:p>
        </text:list-item>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21">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2">Packaging <text:s/>slip and challan should be casewise showing various items and their quantines packed in the me Buyers order reference should also be mentioned one copy of the above should be put in the same case</text:p>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item>
          <text:p text:style-name="P22">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2">L.D.Clause: applcable, supplies should be made as per our delivery schedule, failing which a penalty of 0.5% per week or part therof subject to a maximum of 5% is applicable.</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 M PIGMENTS PRIVATE LIMITED</text:p>
              <text:p text:style-name="MP1"><text:s text:c="26"/>Factory: A-81, <text:s/>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4T12:11:12</dc:date>
    <meta:editing-duration>PT20H5M5S</meta:editing-duration>
    <meta:editing-cycles>401</meta:editing-cycles>
    <meta:generator>LibreOffice/3.5$Linux_x86 LibreOffice_project/350m1$Build-2</meta:generator>
    <dc:creator>Dev127 </dc:creator>
    <meta:document-statistic meta:table-count="6" meta:image-count="1" meta:object-count="0" meta:page-count="2" meta:paragraph-count="101" meta:word-count="885" meta:character-count="6250" meta:non-whitespace-character-count="5097"/>
  </office:meta>
</office:document-meta>
</file>